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-Bold" svg:font-family="Courier-Bold" style:font-family-generic="modern"/>
    <style:font-face style:name="CourierNewPS-BoldMT" svg:font-family="CourierNewPS-BoldMT" style:font-family-generic="modern"/>
    <style:font-face style:name="CourierNewPS-ItalicMT" svg:font-family="CourierNewPS-ItalicMT" style:font-family-generic="modern"/>
    <style:font-face style:name="Times-Roman" svg:font-family="Times-Roman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Verdana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Verdana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Verdana" fo:font-size="11pt" fo:font-weight="bold" style:font-name-asian="Courier-Bold" style:font-size-asian="11pt" style:font-weight-asian="bold" style:font-name-complex="Courier-Bold" style:font-size-complex="11pt" style:font-weight-complex="bold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 style:parent-style-name="Standard">
      <style:text-properties fo:color="#000000" style:font-name="Verdana" fo:font-size="12pt" style:font-name-asian="ArialMT" style:font-size-asian="12pt" style:font-name-complex="ArialMT" style:font-size-complex="12pt"/>
    </style:style>
    <style:style style:name="P9" style:family="paragraph" style:parent-style-name="Standard">
      <style:paragraph-properties style:text-autospace="none"/>
      <style:text-properties fo:color="#000000" style:font-name="Verdana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Verdana" fo:font-size="12pt" style:font-name-asian="ArialMT" style:font-size-asian="12pt" style:font-name-complex="ArialMT" style:font-size-complex="12pt"/>
    </style:style>
    <style:style style:name="P11" style:family="paragraph" style:parent-style-name="Standard">
      <style:text-properties fo:color="#000000" style:font-name="Verdana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Verdana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Verdana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Verdana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5" style:family="paragraph" style:parent-style-name="Standard">
      <style:text-properties fo:color="#000000" style:font-name="Verdana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Verdana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Verdana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18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Verdana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9" style:family="paragraph" style:parent-style-name="Standard">
      <style:text-properties style:font-name="Verdana" fo:font-weight="bold" style:font-weight-asian="bold" style:font-weight-complex="bold"/>
    </style:style>
    <style:style style:name="T1" style:family="text">
      <style:text-properties fo:color="#000000" fo:font-size="11pt" fo:font-weight="bold" style:font-name-asian="Courier-Bold" style:font-size-asian="11pt" style:font-weight-asian="bold" style:font-name-complex="Courier-Bold" style:font-size-complex="11pt" style:font-weight-complex="bold"/>
    </style:style>
    <style:style style:name="T2" style:family="text">
      <style:text-properties fo:color="#000000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T3" style:family="text">
      <style:text-properties fo:color="#000000" style:font-name-asian="ArialMT" style:font-name-complex="ArialMT"/>
    </style:style>
    <style:style style:name="T4" style:family="text">
      <style:text-properties fo:color="#000000" fo:font-size="12pt" style:font-name-asian="ArialMT" style:font-size-asian="12pt" style:font-name-complex="ArialMT" style:font-size-complex="12pt"/>
    </style:style>
    <style:style style:name="T5" style:family="text">
      <style:text-properties fo:color="#000000" style:font-name="Verdana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fo:color="#000000" fo:font-weight="bold" style:font-name-asian="ArialMT" style:font-weight-asian="bold" style:font-name-complex="ArialMT" style:font-weight-complex="bold"/>
    </style:style>
    <style:style style:name="T7" style:family="text">
      <style:text-properties fo:color="#000000" fo:font-weight="normal" style:font-name-asian="ArialMT" style:font-weight-asian="normal" style:font-name-complex="ArialMT" style:font-weight-complex="normal"/>
    </style:style>
    <style:style style:name="T8" style:family="text">
      <style:text-properties fo:color="#000000" fo:font-weight="normal" style:font-name-asian="Courier" style:font-weight-asian="normal" style:font-name-complex="Courier" style:font-weight-complex="normal"/>
    </style:style>
    <style:style style:name="T9" style:family="text">
      <style:text-properties fo:color="#000000" fo:font-weight="normal" style:font-name-asian="Helvetica" style:font-weight-asian="normal" style:font-name-complex="Helvetica" style:font-weight-complex="normal"/>
    </style:style>
    <style:style style:name="T10" style:family="text">
      <style:text-properties fo:color="#000000" style:font-name="CourierNewPS-BoldMT" fo:font-size="9pt" fo:font-weight="bold" style:font-name-asian="CourierNewPS-BoldMT" style:font-size-asian="9pt" style:font-weight-asian="bold" style:font-name-complex="CourierNewPS-BoldMT" style:font-size-complex="9pt" style:font-weight-complex="bold"/>
    </style:style>
    <style:style style:name="T11" style:family="text">
      <style:text-properties fo:color="#000000" style:font-name="CourierNewPSMT" fo:font-size="9pt" fo:font-weight="normal" style:font-name-asian="CourierNewPSMT" style:font-size-asian="9pt" style:font-weight-asian="normal" style:font-name-complex="CourierNewPSMT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Programació de les classes:</text:p>
      <text:p text:style-name="P1"/>
      <text:p text:style-name="P1"><text:tab/>Normes:</text:p>
      <text:p text:style-name="P1"/>
      <text:p text:style-name="P1">-Els noms de les classes comencen amb majuscula. </text:p>
      <text:p text:style-name="P1">-Si el nom de la classe és compost, s'escriurà sense separació i amb la primera lletra de cada paraula en majúscula.</text:p>
      <text:p text:style-name="P1"/>
      <text:p text:style-name="P1"><text:tab/>Esquema general:</text:p>
      <text:p text:style-name="P1"/>
      <text:p text:style-name="P1">-Importacions.</text:p>
      <text:p text:style-name="P1">-Descripció de la clase.</text:p>
      <text:p text:style-name="P1">-Atributs.</text:p>
      <text:p text:style-name="P1">-Mètodes:</text:p>
      <text:p text:style-name="P1"><text:tab/>-Constructores.</text:p>
      <text:p text:style-name="P1"><text:tab/>-Consultores.</text:p>
      <text:p text:style-name="P1"><text:tab/>-Modificadores.</text:p>
      <text:p text:style-name="P1"><text:tab/>-Altres operacions públiques.</text:p>
      <text:p text:style-name="P1"><text:tab/>-Operacions privades.</text:p>
      <text:p text:style-name="P1"/>
      <text:p text:style-name="P1"/>
      <text:p text:style-name="P1">Nom del paquet: Les classes aniran dins els paquests creats per l'IDE, aquests tendran en mateix nom de la classe.</text:p>
      <text:p text:style-name="P1"/>
      <text:p text:style-name="P1">Descripció de la classe: </text:p>
      <text:p text:style-name="P1"/>
      <text:p text:style-name="P1">-S'utilitzarà JavaDoc per els comentaris.</text:p>
      <text:p text:style-name="P1">-S'inclourà <text:s/>el nom de la classe, l'autor, grup, versió, breu descripció de la classe i data de la darrera revisió.</text:p>
      <text:p text:style-name="P1">-A l'hora de declarar les classes la clau s'obrirà a la mateixa línia alineada amb la capçalera.</text:p>
      <text:p text:style-name="P1"/>
      <text:p text:style-name="P19">Atributs:</text:p>
      <text:p text:style-name="P19"/>
      <text:p text:style-name="P1">-Nom dels atributs en minúscules.</text:p>
      <text:p text:style-name="P1">-Si el nom de l'atribut és compost, s'escriurà sense separació i amb la primera lletra de cada paraula en majúscula menys la primera.</text:p>
      <text:p text:style-name="P1">-<text:span text:style-name="T4">La visibilitat dels atributs ha de ser sempre privada, només visible a nivell de paquet en el cas que pugui ser heretada.</text:span></text:p>
      <text:p text:style-name="P8">-Es deixarà una línia en blanc entre els diferents atributs.</text:p>
      <text:p text:style-name="P1"/>
      <text:p text:style-name="P19">Mètodes:</text:p>
      <text:p text:style-name="P1"/>
      <text:p text:style-name="P8">-El nom dels mètodes donaran una idea intuïtiva de la seva funcionalitat. </text:p>
      <text:p text:style-name="P8">-Si el nom del mètode és compost, s'escriurà sense separació i amb la primera lletra de cada paraula en majúscula menys la primera.</text:p>
      <text:p text:style-name="P8">-Els noms dels mètodes seran generalment verbs en forma imperativa. </text:p>
      <text:p text:style-name="P2"><text:span text:style-name="T3">-Les funcions consultores que simplement retornin un </text:span><text:span text:style-name="T6">Boolean </text:span><text:span text:style-name="T7">s’escriuran en forma de pregunta.</text:span></text:p>
      <text:p text:style-name="P11"><text:soft-page-break/>-El nom dels mètodes que retornin tipus no booleans solen ser substantius que indiquen que el que es retorna.</text:p>
      <text:p text:style-name="P11">-Les excepcions seguiran la forma NomExcepcio i es declarara un nou tipus d’excepció per cada cas erroni que es vulgui tractar. El tipus generic Exception no serà permès.</text:p>
      <text:p text:style-name="P2"><text:span text:style-name="T7">-Els identificadors de les funcions implícites per obtenir els atributs d’una classe o modificar-los(anomenats setters i getters) hauran de tenir com a paraula principal, </text:span><text:span text:style-name="T6">set </text:span><text:span text:style-name="T7">o </text:span><text:span text:style-name="T6">get</text:span><text:span text:style-name="T7">, depenent de la funció, seguit del nom del atribut en qüestió.</text:span></text:p>
      <text:p text:style-name="P11">-Les descripcions dels mètodes es faran en JavaDoc.</text:p>
      <text:p text:style-name="P11"/>
      <text:p text:style-name="P15">Variables i constants:</text:p>
      <text:p text:style-name="P11"/>
      <text:p text:style-name="P11">-Els noms de les variables han de donar una idea del que representen.</text:p>
      <text:p text:style-name="P11">-L'identificador de les constants s'escriurà en majúscules.</text:p>
      <text:p text:style-name="P11">-Els delimitadors dels vectors s’afegiran juntament al tipus de variable, i mai sobre la mateixa variable, ja que aquesta en si, no és un vector. A part d’això, no es deixarà cap espai entre els [] dels vectors i el seu identificador.</text:p>
      <text:p text:style-name="P11"/>
      <text:p text:style-name="Standard"><text:span text:style-name="T5">Exemple:<text:tab/><text:tab/></text:span><text:span text:style-name="T10">int</text:span><text:span text:style-name="T11">[] a = new int[20];</text:span></text:p>
      <text:p text:style-name="P11"/>
      <text:p text:style-name="P11">-Per variables que s’utilitzin com índexs, rebran noms curts d’una lletra en minúscula. Es reservaran estrictament les lletres i,j,k.</text:p>
      <text:p text:style-name="P11"/>
      <text:p text:style-name="P15">Estructures de control:</text:p>
      <text:p text:style-name="P11"/>
      <text:p text:style-name="P1">-A totes les estructures s'obrirà la clau a la mateixa línia de la sentència.</text:p>
      <text:p text:style-name="P1">-Es comentarà al final de cada estructura, a la mateixa línia de la clau que la tanca.</text:p>
      <text:p text:style-name="P1"/>
      <text:p text:style-name="P4"><text:span text:style-name="T1">if </text:span><text:span text:style-name="T2">( c ) </text:span><text:span text:style-name="T1">{</text:span></text:p>
      <text:p text:style-name="P18">s1 </text:p>
      <text:p text:style-name="P6">} </text:p>
      <text:p text:style-name="P6">else {</text:p>
      <text:p text:style-name="P18">s2 </text:p>
      <text:p text:style-name="P5"><text:span text:style-name="T1">} </text:span><text:span text:style-name="T2">//if</text:span></text:p>
      <text:p text:style-name="P12"/>
      <text:p text:style-name="P17">Comentaris:</text:p>
      <text:p text:style-name="P13"/>
      <text:p text:style-name="P13">-S'utilitzarà JavaDoc per els comentaris.</text:p>
      <text:p text:style-name="P3"><text:span text:style-name="T9">-</text:span><text:span text:style-name="T7">Tots els comentaris comencen en majúscula. </text:span></text:p>
      <text:p text:style-name="P3"><text:span text:style-name="T9">-</text:span><text:span text:style-name="T7">Tots els comentaris que s’afegeixin al codi s’escriuran a sobre la línia o tros de</text:span></text:p>
      <text:p text:style-name="P9">codi al que facin referencia.</text:p>
      <text:p text:style-name="P3"><text:span text:style-name="T8">-</text:span><text:span text:style-name="T7">Els comentaris que ocupin una sola línia començaran per doble barra ‘//’. </text:span></text:p>
      <text:p text:style-name="P3"><text:span text:style-name="T7">-Els comentaris que ocupin més d’una línia consecutiva s’escriuran entre els </text:span><text:span text:style-name="T3">símbols ‘/**’ i ‘*/’. A més cada línia començarà amb un nou asterisc.</text:span></text:p>
      <text:p text:style-name="P10"/>
      <text:p text:style-name="P10">Estructures de control:</text:p>
      <text:p text:style-name="P10"/>
      <text:p text:style-name="P14">-Després de cada ';' es comença a una nova línia.</text:p>
      <text:p text:style-name="P14"><text:soft-page-break/>-No s'utilitzaràn accents.</text:p>
      <text:p text:style-name="P14">-Els noms dels fitxers seran en minúscula, formats exclusivament per caràcters alfanumèrics i tindran extensió</text:p>
      <text:p text:style-name="P14">-Entre els operadors i les variables hi haurà sempre un espai.</text:p>
      <text:p text:style-name="P14"/>
      <text:p text:style-name="P10"/>
      <text:p text:style-name="P16">Sagnats:</text:p>
      <text:p text:style-name="P1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-Bold" svg:font-family="Courier-Bold" style:font-family-generic="modern"/>
    <style:font-face style:name="CourierNewPS-BoldMT" svg:font-family="CourierNewPS-BoldMT" style:font-family-generic="modern"/>
    <style:font-face style:name="CourierNewPS-ItalicMT" svg:font-family="CourierNewPS-ItalicMT" style:font-family-generic="modern"/>
    <style:font-face style:name="Times-Roman" svg:font-family="Times-Roman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3:04:53</meta:creation-date>
    <dc:date>2010-04-11T13:57:57</dc:date>
    <meta:editing-duration>PT14H12M30S</meta:editing-duration>
    <meta:editing-cycles>35</meta:editing-cycles>
    <meta:generator>NeoOffice/3.0.2$Unix OpenOffice.org_project/Patch 0</meta:generator>
    <meta:document-statistic meta:table-count="0" meta:image-count="0" meta:object-count="0" meta:page-count="4" meta:paragraph-count="61" meta:word-count="580" meta:character-count="3540"/>
    <meta:user-defined meta:name="Info 1"/>
    <meta:user-defined meta:name="Info 2"/>
    <meta:user-defined meta:name="Info 3"/>
    <meta:user-defined meta:name="Info 4"/>
  </office:meta>
</office:document-meta>
</file>